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3e1f0" officeooo:paragraph-rsid="0003e1f0"/>
    </style:style>
    <style:style style:name="P2" style:family="paragraph" style:parent-style-name="Standard">
      <style:text-properties fo:font-weight="bold" officeooo:rsid="0003e1f0" officeooo:paragraph-rsid="0003e1f0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;;;;;;;;;;;;;;;;;;;;;;;;;;;;;;;;;;;;;;;;;;;;;;;;;;;;;;;;;;;;;;;;;;;;;;;;;;;;;;;;;;;;;;;;;;;;;;;;;;;;;;;;;;;;;;;;;;;;;;;;;;;;;;;;;;;;;;;;;;;</text:p>
      <text:p text:style-name="P1">; This example illustrates how to generate a PWM asymmetrically. The duty cycle</text:p>
      <text:p text:style-name="P1">; is to be updated by the host application by writing the new duty cycle (compare value) to </text:p>
      <text:p text:style-name="P1">; the MOV32 data field. When there is a compare match, the MOV32 instruction will move</text:p>
      <text:p text:style-name="P1">; the new compare value to the ECMP instruction. The update of the ECMP is considered</text:p>
      <text:p text:style-name="P1">; synchronous as the update is only done with respect to the LRP (loop resolution period)</text:p>
      <text:p text:style-name="P1">; time base and only when there is a compare match.</text:p>
      <text:p text:style-name="P1">;;;;;;;;;;;;;;;;;;;;;;;;;;;;;;;;;;;;;;;;;;;;;;;;;;;;;;;;;;;;;;;;;;;;;;;;;;;;;;;;;;;;;;;;;;;;;;;;;;;;;;;;;;;;;;;;;;;;;;;;;;;;;;;;;;;;;;;;;;;;</text:p>
      <text:p text:style-name="P1"/>
      <text:p text:style-name="P1"/>
      <text:p text:style-name="P2">PWM_PERIOD <text:s text:c="12"/>.equ 1</text:p>
      <text:p text:style-name="P2">PWM_PIN_NUM <text:s text:c="10"/>.equ 2</text:p>
      <text:p text:style-name="P2">INIT_COMPARE <text:s text:c="9"/>.equ 3</text:p>
      <text:p text:style-name="P2">INIT_HR_DELAY <text:s text:c="8"/>.equ 5</text:p>
      <text:p text:style-name="P1"/>
      <text:p text:style-name="P1"/>
      <text:p text:style-name="P1">; Use CNT to generate a virtual counter. The counter period is changable by the host </text:p>
      <text:p text:style-name="P1">; application. When counter reaches the PWM_PERIOD value, a DMA request is generated. The </text:p>
      <text:p text:style-name="P1">; HTU is setup to take this request and return a new duty cycle. The new duty cycle will </text:p>
      <text:p text:style-name="P1">; be written to the MOV32 data field as the new compare value.</text:p>
      <text:p text:style-name="P1"/>
      <text:p text:style-name="P2">L00 <text:s text:c="2"/>CNT { reqnum=0,request=GENREQ,reg=A,irq=OFF,max=PWM_PERIOD};</text:p>
      <text:p text:style-name="P2"/>
      <text:p text:style-name="P1">; ECMP is setup in high resolution mode to create a compare value against the current </text:p>
      <text:p text:style-name="P1">; counter value in CNT instruction. Whenever, there is a match, it will set the specified</text:p>
      <text:p text:style-name="P1">; pin low until the end of the PWM period. The pin starts as high at the beginning of the</text:p>
      <text:p text:style-name="P1">; PWM cycle. The specified pin is changable by the host application. </text:p>
      <text:p text:style-name="P1"/>
      <text:p text:style-name="P2">L01 <text:s text:c="2"/>ECMP { next=L03,hr_lr=HIGH,en_pin_action=ON,cond_addr=L02,pin=PWM_PIN_NUM,</text:p>
      <text:p text:style-name="P2"><text:s text:c="13"/>action=PULSELO,reg=A,irq=OFF,data=INIT_COMPARE,hr_data=INIT_HR_DELAY};</text:p>
      <text:p text:style-name="P2"/>
      <text:p text:style-name="P1">; MOV32 instruction is only executed when ECMP has a compare match. When this instruction</text:p>
      <text:p text:style-name="P1">; is executed, it will copy its data field value which contains the latest duty cycle (</text:p>
      <text:p text:style-name="P1">; the compare value) back to ECMP's data field. The MOV32's data field is updated by the HTU</text:p>
      <text:p text:style-name="P1">; with the new duty cycle value when responding to the request by the CNT instruction.</text:p>
      <text:p text:style-name="P1"/>
      <text:p text:style-name="P2">L02 <text:s text:c="2"/>MOV32 { remote=L01,type=IMTOREG&amp;REM,reg=NONE,data=INIT_COMPARE,hr_data=INIT_HR_DELAY};</text:p>
      <text:p text:style-name="P1"/>
      <text:p text:style-name="P1">; Branch back to the beginning.</text:p>
      <text:p text:style-name="P1"/>
      <text:p text:style-name="P2">L03 <text:s text:c="2"/>BR { next= L00, cond_addr=L00, event= NOCOND 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6T09:23:19.164545134</meta:creation-date>
    <dc:date>2019-06-16T16:04:26.468888945</dc:date>
    <meta:editing-duration>PT2H28M54S</meta:editing-duration>
    <meta:editing-cycles>1</meta:editing-cycles>
    <meta:document-statistic meta:table-count="0" meta:image-count="0" meta:object-count="0" meta:page-count="1" meta:paragraph-count="30" meta:word-count="324" meta:character-count="2291" meta:non-whitespace-character-count="1931"/>
    <meta:generator>LibreOffice/5.1.6.2$Linux_X86_64 LibreOffice_project/10m0$Build-2</meta:generator>
  </office:meta>
</office:document-meta>
</file>